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75000002FB144D5F0B58003CD1.gif" manifest:media-type="image/gif"/>
  <manifest:file-entry manifest:full-path="Pictures/10000201000001800000017D222B4498E83654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bability trees</text:p>
          </draw:text-box>
        </draw:frame>
        <draw:g>
          <draw:frame draw:style-name="gr1" draw:text-style-name="P1" draw:layer="layout" svg:width="2.256cm" svg:height="2.238cm" svg:x="12.688cm" svg:y="6.3cm">
            <draw:image xlink:href="Pictures/10000201000001800000017D222B4498E83654E9.png" xlink:type="simple" xlink:show="embed" xlink:actuate="onLoad">
              <text:p/>
            </draw:image>
          </draw:frame>
          <draw:frame draw:style-name="gr1" draw:text-style-name="P1" draw:layer="layout" svg:width="10.376cm" svg:height="12.587cm" svg:x="8.812cm" svg:y="7cm">
            <draw:image xlink:href="Pictures/1000020000000275000002FB144D5F0B58003CD1.gif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bability tre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ow to take a decision if you already know the probability of every possible outcome?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23:05:10.353359701</meta:creation-date>
    <dc:date>2018-07-30T23:52:41.497362468</dc:date>
    <meta:editing-duration>PT21M53S</meta:editing-duration>
    <meta:editing-cycles>2</meta:editing-cycles>
    <meta:generator>LibreOffice/5.1.6.2$Linux_X86_64 LibreOffice_project/10m0$Build-2</meta:generator>
    <meta:document-statistic meta:object-count="31"/>
  </office:meta>
</office:document-meta>
</file>